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Liberation Mono" svg:font-family="'Liberation Mono', 'Courier New'" style:font-family-generic="modern"/>
    <style:font-face style:name="NSimSun2" svg:font-family="NSimSun" style:font-family-generic="modern"/>
    <style:font-face style:name="Lucida Sans1" svg:font-family="'Lucida Sans'" style:font-family-generic="swiss"/>
    <style:font-face style:name="Microsoft YaHei" svg:font-family="'Microsoft YaHei'" style:font-pitch="variable"/>
    <style:font-face style:name="NSimSun1" svg:font-family="N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9cm" fo:break-before="page" table:align="left" style:writing-mode="lr-tb"/>
    </style:style>
    <style:style style:name="Таблица1.A" style:family="table-column">
      <style:table-column-properties style:column-width="0.905cm"/>
    </style:style>
    <style:style style:name="Таблица1.B" style:family="table-column">
      <style:table-column-properties style:column-width="10.55cm"/>
    </style:style>
    <style:style style:name="Таблица1.C" style:family="table-column">
      <style:table-column-properties style:column-width="5.63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Preformatted_20_Text">
      <style:paragraph-properties fo:margin-top="0cm" fo:margin-bottom="0cm" loext:contextual-spacing="false" fo:text-align="center" style:justify-single-word="false" style:writing-mode="lr-tb"/>
    </style:style>
    <style:style style:name="P2" style:family="paragraph" style:parent-style-name="Preformatted_20_Text">
      <style:paragraph-properties fo:margin-top="0cm" fo:margin-bottom="0cm" loext:contextual-spacing="false" fo:text-align="center" style:justify-single-word="false" style:writing-mode="lr-tb"/>
      <style:text-properties style:font-name="Times New Roman" fo:font-size="20pt" style:font-size-asian="20pt" style:font-name-complex="Times New Roman" style:font-size-complex="20pt"/>
    </style:style>
    <style:style style:name="P3" style:family="paragraph" style:parent-style-name="Preformatted_20_Text">
      <style:paragraph-properties fo:margin-top="0cm" fo:margin-bottom="0cm" loext:contextual-spacing="false" fo:text-align="start" style:justify-single-word="false" style:writing-mode="lr-tb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Preformatted_20_Text">
      <style:paragraph-properties fo:margin-top="0cm" fo:margin-bottom="0cm" loext:contextual-spacing="false" fo:text-align="start" style:justify-single-word="false" style:writing-mode="lr-tb"/>
    </style:style>
    <style:style style:name="P5" style:family="paragraph" style:parent-style-name="Preformatted_20_Text">
      <style:paragraph-properties fo:margin-top="0cm" fo:margin-bottom="0cm" loext:contextual-spacing="false" fo:text-align="start" style:justify-single-word="false" style:writing-mode="lr-tb"/>
      <style:text-properties fo:font-size="12pt" style:font-size-asian="12pt" style:font-size-complex="12pt"/>
    </style:style>
    <style:style style:name="P6" style:family="paragraph" style:parent-style-name="Preformatted_20_Text">
      <style:paragraph-properties fo:margin-top="0cm" fo:margin-bottom="0cm" loext:contextual-spacing="false" fo:text-align="start" style:justify-single-word="false" style:writing-mode="lr-tb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7" style:family="paragraph" style:parent-style-name="Preformatted_20_Text">
      <style:paragraph-properties fo:margin-top="0cm" fo:margin-bottom="0cm" loext:contextual-spacing="false" fo:text-align="start" style:justify-single-word="false" style:writing-mode="lr-tb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/>
    </style:style>
    <style:style style:name="P8" style:family="paragraph" style:parent-style-name="Preformatted_20_Text">
      <style:paragraph-properties fo:margin-top="0cm" fo:margin-bottom="0cm" loext:contextual-spacing="false" fo:text-align="start" style:justify-single-word="false" style:writing-mode="lr-tb"/>
      <style:text-properties style:text-line-through-style="none" style:text-line-through-type="none" style:font-name="Times New Roman" fo:font-size="12pt" style:font-size-asian="12pt" style:font-name-complex="Times New Roman" style:font-size-complex="12pt"/>
    </style:style>
    <style:style style:name="P9" style:family="paragraph" style:parent-style-name="Preformatted_20_Text" style:master-page-name="Standard">
      <style:paragraph-properties fo:margin-top="0cm" fo:margin-bottom="0cm" loext:contextual-spacing="false" fo:text-align="center" style:justify-single-word="false" style:page-number="auto" style:writing-mode="lr-tb"/>
    </style:style>
    <style:style style:name="P10" style:family="paragraph" style:parent-style-name="Standard">
      <style:paragraph-properties fo:text-align="start" style:justify-single-word="false" style:snap-to-layout-grid="false"/>
      <style:text-properties fo:font-variant="normal" fo:text-transform="none" fo:color="#000000" style:font-name="Times New Roman" fo:font-size="11.5pt" fo:letter-spacing="normal" fo:language="en" fo:country="US" fo:font-style="normal" fo:font-weight="normal" style:font-size-asian="11.5pt" style:font-style-asian="normal" style:font-weight-asian="normal" style:font-name-complex="Times New Roman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Times New Roman" style:font-name-complex="Times New Roman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Times New Roman" fo:language="en" fo:country="US" style:font-name-complex="Times New Roman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fo:font-variant="normal" fo:text-transform="none" fo:color="#000000" style:font-name="Times New Roman" fo:font-size="12pt" fo:letter-spacing="normal" fo:font-style="normal" fo:font-weight="bold" style:font-name-asian="Times New Roman" style:font-size-asian="12pt" style:font-style-asian="normal" style:font-weight-asian="bold" style:font-name-complex="Times New Roman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fo:font-variant="normal" fo:text-transform="none" fo:color="#000000" style:font-name="Times New Roman" fo:font-size="12pt" fo:letter-spacing="normal" fo:font-style="normal" fo:font-weight="bold" style:font-size-asian="12pt" style:font-style-asian="normal" style:font-weight-asian="bold" style:font-name-complex="Times New Roman" style:font-size-complex="12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style-asian="normal" style:font-weight-asian="bold" style:font-name-complex="Times New Roman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 style:snap-to-layout-grid="false"/>
    </style:style>
    <style:style style:name="P22" style:family="paragraph" style:parent-style-name="Table_20_Contents">
      <style:paragraph-properties fo:text-align="start" style:justify-single-word="false" style:snap-to-layout-grid="false"/>
      <style:text-properties officeooo:paragraph-rsid="0017b3da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fo:font-size="12pt" fo:language="ru" fo:country="RU" style:font-name-asian="NSimSun1" style:font-size-asian="12pt" style:language-asian="zh" style:country-asian="CN" style:font-name-complex="Lucida Sans2" style:font-size-complex="12pt" style:language-complex="hi" style:country-complex="IN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Liberation Serif1" fo:font-size="12pt" fo:language="ru" fo:country="RU" officeooo:rsid="0017b3da" officeooo:paragraph-rsid="0017b3da" style:font-name-asian="NSimSun1" style:font-size-asian="12pt" style:language-asian="zh" style:country-asian="CN" style:font-name-complex="Lucida Sans2" style:font-size-complex="12pt" style:language-complex="hi" style:country-complex="IN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Liberation Serif1" fo:font-size="12pt" fo:language="ru" fo:country="RU" officeooo:rsid="0017b3da" officeooo:paragraph-rsid="0017b3da" style:font-name-asian="NSimSun1" style:font-size-asian="12pt" style:language-asian="zh" style:country-asian="CN" style:font-name-complex="Lucida Sans2" style:font-size-complex="12pt" style:language-complex="hi" style:country-complex="IN" fo:background-color="#ffff00"/>
    </style:style>
    <style:style style:name="P26" style:family="paragraph" style:parent-style-name="Table_20_Contents">
      <style:paragraph-properties fo:text-align="start" style:justify-single-word="false"/>
      <style:text-properties fo:background-color="#ffff00"/>
    </style:style>
    <style:style style:name="P27" style:family="paragraph" style:parent-style-name="Table_20_Contents">
      <style:paragraph-properties fo:text-align="start" style:justify-single-word="false" style:snap-to-layout-grid="false"/>
      <style:text-properties fo:language="ru" fo:country="RU" officeooo:paragraph-rsid="0017b3da"/>
    </style:style>
    <style:style style:name="P28" style:family="paragraph" style:parent-style-name="Table_20_Contents">
      <style:paragraph-properties fo:text-align="start" style:justify-single-word="false"/>
      <style:text-properties officeooo:rsid="0017b3da" officeooo:paragraph-rsid="0017b3da"/>
    </style:style>
    <style:style style:name="T1" style:family="text">
      <style:text-properties style:font-name="Times New Roman" fo:font-size="20pt" style:font-size-asian="20pt" style:font-name-complex="Times New Roman" style:font-size-complex="20pt"/>
    </style:style>
    <style:style style:name="T2" style:family="text">
      <style:text-properties style:font-name="Times New Roman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2pt" style:font-size-asian="12pt" style:font-name-complex="Times New Roman" style:font-size-complex="12pt"/>
    </style:style>
    <style:style style:name="T5" style:family="text">
      <style:text-properties style:use-window-font-color="true" style:font-name="Times New Roman" fo:font-size="20pt" fo:language="en" fo:country="US" style:font-name-asian="NSimSun2" style:font-size-asian="20pt" style:language-asian="zh" style:country-asian="CN" style:font-name-complex="Times New Roman" style:font-size-complex="20pt" style:language-complex="hi" style:country-complex="IN"/>
    </style:style>
    <style:style style:name="T6" style:family="text">
      <style:text-properties style:use-window-font-color="true" style:font-name="Times New Roman" fo:font-size="12pt" fo:language="ru" fo:country="RU" style:font-name-asian="NSimSun2" style:font-size-asian="12pt" style:language-asian="zh" style:country-asian="CN" style:font-name-complex="Times New Roman" style:font-size-complex="12pt" style:language-complex="hi" style:country-complex="IN"/>
    </style:style>
    <style:style style:name="T7" style:family="text">
      <style:text-properties style:use-window-font-color="true" style:font-name="Liberation Serif1" fo:font-size="12pt" fo:language="ru" fo:country="RU" officeooo:rsid="0017b3da" style:font-name-asian="NSimSun1" style:font-size-asian="12pt" style:language-asian="zh" style:country-asian="CN" style:font-name-complex="Lucida Sans2" style:font-size-complex="12pt" style:language-complex="hi" style:country-complex="IN"/>
    </style:style>
    <style:style style:name="T8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style-asian="normal" style:font-weight-asian="normal" style:font-name-complex="Times New Roman" style:font-size-complex="20pt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bold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tyle-asian="normal" style:font-weight-asian="bold" style:font-name-complex="Times New Roman" style:font-size-complex="12pt" style:font-weight-complex="bold"/>
    </style:style>
    <style:style style:name="T12" style:family="text">
      <style:text-properties style:font-weight-complex="bold"/>
    </style:style>
    <style:style style:name="T13" style:family="text">
      <style:text-properties style:font-name-asian="Times New Roman"/>
    </style:style>
    <style:style style:name="T14" style:family="text">
      <style:text-properties fo:language="ru" fo:country="RU"/>
    </style:style>
    <style:style style:name="T15" style:family="text">
      <style:text-properties officeooo:rsid="0017b3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Лабораторная работа №</text:span><text:span text:style-name="T5">12</text:span></text:p>
      <text:p text:style-name="P1"/>
      <text:p text:style-name="P1"><text:span text:style-name="T8">«Обработка текстовых файлов»</text:span><text:span text:style-name="T1"> </text:span></text:p>
      <text:p text:style-name="P2"/>
      <text:p text:style-name="P4"><text:span text:style-name="T2"><text:tab/>1. </text:span><text:span text:style-name="T3">Цель работы</text:span></text:p>
      <text:p text:style-name="P4"/>
      <text:p text:style-name="P4"><text:span text:style-name="T4"><text:tab/>Целью лабораторной работы является приобретение навыка разработки на языке C++ программ, осуществляющих анализ и преобразование текстовых файлов, записанных в различных форматах.</text:span> </text:p>
      <text:p text:style-name="P3"><text:tab/></text:p>
      <text:p text:style-name="P4"><text:span text:style-name="T9"><text:tab/></text:span><text:span text:style-name="T11">2. Исходные данные</text:span></text:p>
      <text:p text:style-name="P4"/>
      <text:p text:style-name="P6"><text:tab/>Рассмотрим некоторые детали стандартной библиотеки языка C++, которые могут понадобиться при выполнении лабораторной работы </text:p>
      <text:p text:style-name="P7"/>
      <text:p text:style-name="P4"><text:span text:style-name="T11"><text:tab/>2.1. </text:span><text:span text:style-name="T3">Получение списка файлов в заданном каталоге </text:span></text:p>
      <text:p text:style-name="P5"/>
      <text:p text:style-name="P8"><text:tab/>В стандартной библиотеке C++, к сожалению, нет средств для получения списка файлов в заданном каталоге. Поэтому нам придётся воспользоваться системными вызовами Linux. </text:p>
      <text:p text:style-name="P8"><text:tab/>Прежде чем получить список файлов, нужно открыть каталог с помощью функции opendir:</text:p>
      <text:p text:style-name="P8"/>
      <text:p text:style-name="P8"><text:tab/>#include &lt;sys/types.h&gt;</text:p>
      <text:p text:style-name="P8"><text:tab/>#include &lt;dirent.h&gt;</text:p>
      <text:p text:style-name="P8"><text:tab/>#include DIR ∗ opendir ( const char ∗name ) ; </text:p>
      <text:p text:style-name="P8"/>
      <text:p text:style-name="P8"><text:tab/>Эта функция получает путь к каталогу и возвращает указатель на внутреннюю структуру данных типа DIR, через которую в дальнейшем можно работать с открытым каталогом. Если каталог по какой-то причине открыть не удалось, opendir возвращает NULL.</text:p>
      <text:p text:style-name="P8"><text:tab/>Чтение содержимого каталога осуществляется последовательными вызовами функции readdir: </text:p>
      <text:p text:style-name="P8"/>
      <text:p text:style-name="P8"><text:tab/>#include &lt;dirent.h&gt;</text:p>
      <text:p text:style-name="P8"><text:tab/>struct dirent ∗readdir (DIR ∗ dirp);</text:p>
      <text:p text:style-name="P8"/>
      <text:p text:style-name="P8"><text:tab/>Эта функция получает указатель на структуру DIR, которую вернула функция opendir, и возвращает указатель на структуру dirent, содержащую описание очередного элемента каталога. В случае, если элементы каталога закончились, readdir возвращает NULL.</text:p>
      <text:p text:style-name="P8"><text:tab/>Имя элемента каталога можно получить из поля d_name структуры dirent. Обратите внимание на то, что имя не содержит пути к каталогу.</text:p>
      <text:p text:style-name="P8"><text:tab/>Элементы каталога, выдаваемые функцией readdir, могут представлять собой как файлы, так и подкаталоги. Чтобы разобраться, с файлом или подкаталогом мы имеем дело, нужно вызвать функцию lstat: </text:p>
      <text:p text:style-name="P8"><text:tab/>#include &lt;sys/types.h&gt;</text:p>
      <text:p text:style-name="P8"><text:tab/>#include &lt;sys/stat.h&gt;</text:p>
      <text:p text:style-name="P8"><text:tab/>#include &lt;unistd.h&gt;</text:p>
      <text:p text:style-name="P8"><text:tab/>int lstat ( const char ∗path, struct stat ∗buf);</text:p>
      <text:p text:style-name="P8"/>
      <text:p text:style-name="P8"><text:tab/>Функция lstat получает путь к нужному файлу или каталогу, а также указатель на переменную типа stat, в которую в результате работы функции будет помещена детальная</text:p>
      <text:p text:style-name="P8"><text:soft-page-break/>информация о файле или каталоге.</text:p>
      <text:p text:style-name="P8"><text:tab/>Структура stat имеет поле st_mode. Если передать значение этого поля в макрос S_ISREG, то этот макрос вернёт 1, если мы имеем дело с обычным файлом, и 0 – если нам попался каталог.</text:p>
      <text:p text:style-name="P8"><text:tab/>После работы с каталогом, его нужно закрыть, передав указатель на DIR в функцию</text:p>
      <text:p text:style-name="P8">closedir:</text:p>
      <text:p text:style-name="P8"/>
      <text:p text:style-name="P8"><text:tab/>#include &lt;sys/types.h&gt;</text:p>
      <text:p text:style-name="P8"><text:tab/>#include &lt;dirent. h&gt;</text:p>
      <text:p text:style-name="P8"><text:tab/>int closedir (DIR ∗dirp);</text:p>
      <text:p text:style-name="P5"/>
      <text:p text:style-name="P5"/>
      <text:p text:style-name="P13"><text:tab/>2.2 Чтение данных из текстового файла</text:p>
      <text:p text:style-name="P15"/>
      <text:p text:style-name="P16"><text:tab/>Чтение из текстовых файлов обеспечивает класс ifstream стандартной библиотеки C+.</text:p>
      <text:p text:style-name="P16"><text:tab/>Чтобы воспользоваться этим классом, нужно подключить заголовочный файл fstream. Открытие файла и построчное чтение его содержимого можно организовать, объявив переменную типа ifstream и вызывая функцию getline для чтения каждой строки:</text:p>
      <text:p text:style-name="P15"/>
      <text:p text:style-name="P16"><text:tab/>ifstream f ("somefile.txt") ;</text:p>
      <text:p text:style-name="P16"><text:tab/>string line;</text:p>
      <text:p text:style-name="P16"><text:tab/>while (getline(f,line)){</text:p>
      <text:p text:style-name="P16"><text:tab/>/∗ ... ∗/</text:p>
      <text:p text:style-name="P16"><text:tab/>}</text:p>
      <text:p text:style-name="P15"/>
      <text:p text:style-name="P16"><text:tab/>Обратите внимание на то, что программу, включающую этот фрагмент кода, нужно компилировать в режиме c++11, т.е. в командной строке g++ нужно указывать ключ </text:p>
      <text:p text:style-name="P16">-std=c++11. В c++98 данный фрагмент нужно переписать:</text:p>
      <text:p text:style-name="P15"/>
      <text:p text:style-name="P16"><text:tab/>ifstream f ;</text:p>
      <text:p text:style-name="P16"><text:tab/>f.open("somefile.txt");</text:p>
      <text:p text:style-name="P16"><text:tab/>string line;</text:p>
      <text:p text:style-name="P16"><text:tab/>while (getline(f,line)){</text:p>
      <text:p text:style-name="P16"><text:tab/>/∗ ... ∗/</text:p>
      <text:p text:style-name="P16"><text:tab/>}</text:p>
      <text:p text:style-name="P18"/>
      <text:p text:style-name="P14"><text:tab/>2.3 <text:s/>Запись данных в текстовый файл</text:p>
      <text:p text:style-name="P14"/>
      <text:p text:style-name="P16"><text:tab/>Запись в текстовый файл контролирует класс ofstream, объявленный в заголовочном файле fstream.</text:p>
      <text:p text:style-name="P16"><text:tab/>Конструктор этого класса создаёт и открывает на запись файл с указанным именем. Запись данных в файл осуществляется путём применения к объекту класса ofstream операции</text:p>
      <text:p text:style-name="P16">«&lt;&lt;» (аналогично использованию cout). Например,</text:p>
      <text:p text:style-name="P16"><text:tab/>ofstream f ("somefile.txt");</text:p>
      <text:p text:style-name="P16"><text:tab/>f &lt;&lt; " Hello, World ! " &lt;&lt; endl ;</text:p>
      <text:p text:style-name="P16"/>
      <text:p text:style-name="P15"><text:span text:style-name="T9"><text:tab/></text:span><text:span text:style-name="T11">2.4. Закрытие файла</text:span></text:p>
      <text:p text:style-name="P16"/>
      <text:p text:style-name="P16"><text:tab/>Во избежание утечек файловых дескрипторов, любой файл после работы с ним должен быть закрыт. Для закрытия файла нужно вызвать метод close ассоциированного с файлом объекта (класса ifstream или ofstream).</text:p>
      <text:p text:style-name="P16"/>
      <text:p text:style-name="P15"><text:soft-page-break/><text:span text:style-name="T9"><text:tab/></text:span><text:span text:style-name="T11">2.5. Некоторые контейнерные классы</text:span></text:p>
      <text:p text:style-name="P16"/>
      <text:p text:style-name="P16"><text:tab/>В некоторых вариантах заданий будет удобно воспользоваться контейнерными классами из стандартной библиотеки C++.</text:p>
      <text:p text:style-name="P16"><text:tab/>Динамические массивы в C++ представляются переменными класса vector, объявленного в заголовочном файле vector. Использование этого класса можно проиллюстрировать следующим примером (создание вектора целых чисел и заполнение его числами от 0 до 9):</text:p>
      <text:p text:style-name="P16"/>
      <text:p text:style-name="P16"><text:tab/>vector &lt;int&gt; a ;</text:p>
      <text:p text:style-name="P16"><text:tab/>for (int i = 0; i &lt; 10; i++) a.push_back(i);</text:p>
      <text:p text:style-name="P16"/>
      <text:p text:style-name="P16"><text:tab/>К вектору можно применять операцию индексации. Размер вектора возвращает метод size. Поэтому, например, вывести элементы нашего вектора на печать можно следующим образом:</text:p>
      <text:p text:style-name="P16"/>
      <text:p text:style-name="P16"><text:tab/>for (int i = 0; i &lt; a.size( ); i++) cout &lt;&lt; a[i];</text:p>
      <text:p text:style-name="P16"/>
      <text:p text:style-name="P16"><text:tab/>Вектора, кроме того, предоставляют итераторы для доступа к своему содержимому. Это даёт возможность для перебора элементов вектора использовать специальную форму оператора for:</text:p>
      <text:p text:style-name="P16"/>
      <text:p text:style-name="P16"><text:tab/>for ( int x : a ) cout &lt;&lt; x ;</text:p>
      <text:p text:style-name="P16"/>
      <text:p text:style-name="P16"><text:tab/>Упорядоченный ассоциативный массив, реализованный через дерево, представлен в стандартной библиотеке C++ классом map из заголовочного файла map.</text:p>
      <text:p text:style-name="P16"><text:tab/>Следующий фрагмент кода демонстрирует объявление ассоциативного массива, заполнение его значениями и вывод словарных пар на печать:</text:p>
      <text:p text:style-name="P16"/>
      <text:p text:style-name="P16"><text:tab/>map&lt;string , int&gt; m;</text:p>
      <text:p text:style-name="P16"><text:tab/>m["a"] = 1 ;</text:p>
      <text:p text:style-name="P16"><text:tab/>m["b"] = 2 ;</text:p>
      <text:p text:style-name="P16"><text:tab/>for(auto pair : m) cout &lt;&lt; pair.first &lt;&lt; ",␣" &lt;&lt; pair.second &lt;&lt; endl ;</text:p>
      <text:p text:style-name="P16"/>
      <text:p text:style-name="P16"><text:tab/>Обратите внимание на то, что применение ключевого слова auto в объявлении переменной pair заставляет компилятор выводить её тип автоматически. Эта возможность доступна только в режиме c++11.</text:p>
      <text:p text:style-name="P16"><text:tab/>Упорядоченное множество, также реализованное через дерево, представлено классом set из заголовочного файла set. Объявление множества, добавление в него элементов и вывод</text:p>
      <text:p text:style-name="P16">множества на печать можно проиллюстрировать следующим фрагментом кода:</text:p>
      <text:p text:style-name="P16"/>
      <text:p text:style-name="P16"><text:tab/>set&lt;string&gt; s;</text:p>
      <text:p text:style-name="P16"><text:tab/>s.insert("qwerty");</text:p>
      <text:p text:style-name="P16"><text:tab/>s.insert("abcd");</text:p>
      <text:p text:style-name="P16"><text:tab/>for ( string x : s ) cout &lt;&lt; x &lt;&lt; endl ;</text:p>
      <text:p text:style-name="P16"/>
      <text:p text:style-name="P19"/>
      <text:p text:style-name="P19"/>
      <text:p text:style-name="P19"><text:tab/>3. Задание</text:p>
      <text:p text:style-name="P19"/>
      <text:p text:style-name="P17"><text:tab/>Варианты заданий для программ, которые нужно разработать в ходе выполнения данной лабораторной работы, приведены в таблицах 1–7. </text:p>
      <text:p text:style-name="P17"><text:soft-page-break/><text:tab/>Каждая программа должна принимать через аргумент командной строки путь к каталогу, в котором располагаются подлежащие обработке файлы. </text:p>
      <text:p text:style-name="P19"/>
      <text:p text:style-name="P15"><text:span text:style-name="T10"><text:tab/></text:span><text:span text:style-name="T3">4. Замечание<text:tab/></text:span></text:p>
      <text:p text:style-name="P15"/>
      <text:p text:style-name="P4"><text:span text:style-name="T4"><text:tab/>Ниже приведены таблицы </text:span><text:span text:style-name="T6">с вариантами заданий</text:span><text:span text:style-name="T9">.</text:span><text:span text:style-name="T4"> </text:span></text:p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3">Задание</text:p>
          </table:table-cell>
          <table:table-cell table:style-name="Таблица1.C1" office:value-type="string">
            <text:p text:style-name="P24">Студент</text:p>
          </table:table-cell>
        </table:table-row>
        <table:table-row table:style-name="Таблица1.1">
          <table:table-cell table:style-name="Таблица1.A2" office:value-type="string">
            <text:p text:style-name="P28">1</text:p>
          </table:table-cell>
          <table:table-cell table:style-name="Таблица1.A2" office:value-type="string">
            <text:p text:style-name="P11">Найти все файлы с расширением «md» в указанном каталоге, и в тексте каждого файла пронумеровать заголовки целыми числами. Изменённые файлы следует сохранить в текущем каталоге. Заголовки в формате MarkDown обозначаются с помощью «подчёркивания» последовательностью знаков «=» или «−». </text:p>
            <text:p text:style-name="P11">Например:</text:p>
            <text:p text:style-name="P11"/>
            <text:p text:style-name="P11">Введение</text:p>
            <text:p text:style-name="P11">========</text:p>
            <text:p text:style-name="P11"/>
            <text:p text:style-name="P11">Работоспособность программы нужно проверить на наборе предварительно составленных MD-файлов.</text:p>
          </table:table-cell>
          <table:table-cell table:style-name="Таблица1.C2" office:value-type="string">
            <text:p text:style-name="P27">Краснобаев <text:s/>М <text:s/>С</text:p>
          </table:table-cell>
        </table:table-row>
        <table:table-row table:style-name="Таблица1.1">
          <table:table-cell table:style-name="Таблица1.A2" office:value-type="string">
            <text:p text:style-name="P28">2</text:p>
          </table:table-cell>
          <table:table-cell table:style-name="Таблица1.A2" office:value-type="string">
            <text:p text:style-name="P11">Найти все файлы с расширением «txt» в указанном каталоге, разбить текст из каждого файла на слова и сформировать в текущем каталоге два файла: all.txt и shared.txt, содержащие объединение и пересечение множеств слов из найденных файлов. Каждое слово в сформированных файлах должно располагаться в отдельной строке. Слова должны быть отсортированы лексикографически. Работоспособность программы нужно проверить на наборе текстовых файлов, содержащих текст на английском языке.</text:p>
          </table:table-cell>
          <table:table-cell table:style-name="Таблица1.C2" office:value-type="string">
            <text:p text:style-name="P22">Кочеткова <text:s/>П <text:s/>А</text:p>
            <text:p text:style-name="P27"/>
          </table:table-cell>
        </table:table-row>
        <table:table-row table:style-name="Таблица1.1">
          <table:table-cell table:style-name="Таблица1.A2" office:value-type="string">
            <text:p text:style-name="P28">3</text:p>
          </table:table-cell>
          <table:table-cell table:style-name="Таблица1.A2" office:value-type="string">
            <text:p text:style-name="P11">Найти все файлы с расширением «html» в указанном каталоге, для каждого файла определить множество используемых в нём тегов HTML и сохранить объединение полученных множеств в файле tags.txt в текущем каталоге. Каждый тег в сформированном файле должен располагаться в отдельной строке. Теги должны быть отсортированы лексикографически. Выявить тег в HTML-файле можно по следующему признаку: тег представляет собой слово, расположенное после знака «&lt;».</text:p>
            <text:p text:style-name="P11">Работоспособность программы нужно проверить на наборе HTML-файлов, загруженных из интернета.</text:p>
          </table:table-cell>
          <table:table-cell table:style-name="Таблица1.C2" office:value-type="string">
            <text:p text:style-name="P22">Кардашов <text:s/>М <text:s/>А</text:p>
            <text:p text:style-name="P27"/>
          </table:table-cell>
        </table:table-row>
        <table:table-row table:style-name="Таблица1.1">
          <table:table-cell table:style-name="Таблица1.A2" office:value-type="string">
            <text:p text:style-name="P28">4</text:p>
          </table:table-cell>
          <table:table-cell table:style-name="Таблица1.A2" office:value-type="string">
            <text:p text:style-name="P11">Найти все файлы с расширением «rtf» в указанном каталоге и изменить выделение курсивом в каждом файле на выделение полужирным шрифтом, и наоборот. В RTF-файлах выделение курсивом включается командой «\i», а выделение полужирным шрифтом – командой «\b».</text:p>
            <text:p text:style-name="P11">Работоспособность программы нужно проверить на наборе созданных в текстовом процессоре RTF-файлов.</text:p>
          </table:table-cell>
          <table:table-cell table:style-name="Таблица1.C2" office:value-type="string">
            <text:p text:style-name="P22"/>
            <text:p text:style-name="P22">Кужель <text:s/>И</text:p>
          </table:table-cell>
        </table:table-row>
        <table:table-row table:style-name="Таблица1.1">
          <table:table-cell table:style-name="Таблица1.A2" office:value-type="string">
            <text:p text:style-name="P28">5</text:p>
          </table:table-cell>
          <table:table-cell table:style-name="Таблица1.A2" office:value-type="string">
            <text:p text:style-name="P11">Найти все файлы с расширением «svg» в указанном каталоге и заменить прямоугольники с прямыми углами на прямоугольники с закруглёнными углами, и наоборот. Прямоугольник с прямыми углами в SVG-файле задаётся тегом rect, имеющим вид</text:p>
            <text:p text:style-name="P11"/>
            <text:p text:style-name="P11"><text:soft-page-break/>&lt;rect x="50" y="20" width="150" height="150"&gt;</text:p>
            <text:p text:style-name="P11"/>
            <text:p text:style-name="P11">Чтобы «закруглить» углы, достаточно добавить атрибуты rx и ry, задающие радиусы закругления. Например,</text:p>
            <text:p text:style-name="P11"/>
            <text:p text:style-name="P11">&lt;rect x="50" y="20" width="150" height="150" rx="20" ry="20"&gt;</text:p>
            <text:p text:style-name="P11"/>
            <text:p text:style-name="P11">Работоспособность программы нужно проверить на наборе SVG-файлов, загруженных из интернета или созданных в векторном графическом редакторе.</text:p>
          </table:table-cell>
          <table:table-cell table:style-name="Таблица1.C2" office:value-type="string">
            <text:p text:style-name="P22"/>
            <text:p text:style-name="P22">Ладиков-Роев <text:s/>Ю <text:s/>Д</text:p>
          </table:table-cell>
        </table:table-row>
        <table:table-row table:style-name="Таблица1.1">
          <table:table-cell table:style-name="Таблица1.A2" office:value-type="string">
            <text:p text:style-name="P25">6</text:p>
          </table:table-cell>
          <table:table-cell table:style-name="Таблица1.A2" office:value-type="string">
            <text:p text:style-name="P11">Найти все файлы с расширением «dot» в указанном каталоге, для каждого файла определить, ориентированный или неориентированный граф он описывает, превратить ориентированный граф в неориентированный и сохранить получившееся описание графа в файле с тем же именем, но в текущем каталоге.</text:p>
            <text:p text:style-name="P11">Работоспособность программы нужно проверить на наборе предварительно созданных DOT-файлов.</text:p>
          </table:table-cell>
          <table:table-cell table:style-name="Таблица1.C2" office:value-type="string">
            <text:p text:style-name="P22">Калмыков <text:s/>М <text:s/>Д</text:p>
            <text:p text:style-name="P22"/>
          </table:table-cell>
        </table:table-row>
        <table:table-row table:style-name="Таблица1.1">
          <table:table-cell table:style-name="Таблица1.A2" office:value-type="string">
            <text:p text:style-name="P24">7</text:p>
          </table:table-cell>
          <table:table-cell table:style-name="Таблица1.A2" office:value-type="string">
            <text:p text:style-name="P11">Найти все файлы с расширением «txt» в указанном каталоге, для каждого файла разбить его текст на слова, случайным образом перемешать буквы в середине каждого слова (оставить на своих местах первую и последнюю буквы) и сохранить полученный текст в файле с тем же именем, но в текущем каталоге.</text:p>
            <text:p text:style-name="P11">Работоспособность программы нужно проверить на наборе текстовых файлов, содержащих текст на английском языке.</text:p>
          </table:table-cell>
          <table:table-cell table:style-name="Таблица1.C2" office:value-type="string">
            <text:p text:style-name="P22">Ивенкова <text:s/>О <text:s/>В</text:p>
            <text:p text:style-name="P22"/>
          </table:table-cell>
        </table:table-row>
        <table:table-row table:style-name="Таблица1.1">
          <table:table-cell table:style-name="Таблица1.A2" office:value-type="string">
            <text:p text:style-name="P24">8</text:p>
          </table:table-cell>
          <table:table-cell table:style-name="Таблица1.A2" office:value-type="string">
            <text:p text:style-name="P11">Найти все файлы с расширением «html» в указанном каталоге и для каждого файла очистить его текст от тегов HTML и сохранить очищенный текст в текущем каталоге в файле с тем же именем, но с расширением «txt».</text:p>
            <text:p text:style-name="P11">Теги в HTML-файле начинаются с «&lt;» и оканчиваются на «&gt;». В тексте знаки «&lt;» и «&gt;», чтобы не перепутать их с тегами, обозначаются как «&amp;lt;» и «&amp;gt;», поэтому при очистке текста требуется заменять эти обозначения на «&lt;» и «&gt;».</text:p>
            <text:p text:style-name="P11">Работоспособность программы нужно проверить на наборе HTML-файлов, загруженных из интернета.</text:p>
          </table:table-cell>
          <table:table-cell table:style-name="Таблица1.C2" office:value-type="string">
            <text:p text:style-name="P22"/>
            <text:p text:style-name="P22">Ладонцева <text:s/>А <text:s/>А</text:p>
          </table:table-cell>
        </table:table-row>
        <table:table-row table:style-name="Таблица1.1">
          <table:table-cell table:style-name="Таблица1.A2" office:value-type="string">
            <text:p text:style-name="P24">9</text:p>
          </table:table-cell>
          <table:table-cell table:style-name="Таблица1.A2" office:value-type="string">
            <text:p text:style-name="P11">Найти все файлы с расширением «c» в указанном каталоге, найти в них директивы препроцессора «#include» и сформировать в текущем каталоге файл headers.txt с перечислением заголовочных файлов, указанных в этих директивах. Имя каждого заголовочного файла должно располагаться в отдельной строке. Имена должны быть отсортированы лексикографически и не должны повторяться. <text:soft-page-break/>Работоспособность программы нужно проверить на наборе предварительно подготовленных файлов с исходниками на языке C (можно использовать, например, часть исходных текстов ядра Linux).</text:p>
          </table:table-cell>
          <table:table-cell table:style-name="Таблица1.C2" office:value-type="string">
            <text:p text:style-name="P22"/>
            <text:p text:style-name="P22">Лимонов <text:s/>Д <text:s/>А</text:p>
          </table:table-cell>
        </table:table-row>
        <table:table-row table:style-name="Таблица1.1">
          <table:table-cell table:style-name="Таблица1.A2" office:value-type="string">
            <text:p text:style-name="P20">1<text:span text:style-name="T7">0</text:span></text:p>
          </table:table-cell>
          <table:table-cell table:style-name="Таблица1.A2" office:value-type="string">
            <text:p text:style-name="P11">Найти все файлы с расширением «svg» в указанном каталоге, в тексте каждого файла найти описания прямоугольников и сформировать в текущем каталоге файл rectangles.txt, в котором для каждого прямоугольника будет указано имя файла, в котором он найден, номер строки в файле и координаты. Прямоугольник в SVG-файле задаётся тегом rect, имеющим вид</text:p>
            <text:p text:style-name="P11"/>
            <text:p text:style-name="P11">&lt;rect x="50" y="20" width="150" height="150"&gt;</text:p>
            <text:p text:style-name="P11"/>
            <text:p text:style-name="P11">Работоспособность программы нужно проверить на наборе SVG-файлов, загруженных из интернета или созданных в векторном графическом редакторе.</text:p>
          </table:table-cell>
          <table:table-cell table:style-name="Таблица1.C2" office:value-type="string">
            <text:p text:style-name="P22"/>
            <text:p text:style-name="P22">Роговой <text:s/>Д <text:s/>А</text:p>
          </table:table-cell>
        </table:table-row>
        <table:table-row table:style-name="Таблица1.1">
          <table:table-cell table:style-name="Таблица1.A2" office:value-type="string">
            <text:p text:style-name="P20">1<text:span text:style-name="T7">1</text:span></text:p>
          </table:table-cell>
          <table:table-cell table:style-name="Таблица1.A2" office:value-type="string">
            <text:p text:style-name="P11">Найти все файлы с расширением «dot» в указанном каталоге, для каждого файла определить количество рёбер в описываемом им графе и сформировать в текущем каталоге файл m.txt, в котором будут перечислены количества рёбер в файлах. Каждая строка файла sums.txt должна содержать имя DOT-файла и количество рёбер в нём. Имена файлов должны быть отсортированы лексикографически. Работоспособность программы нужно проверить на наборе предварительно созданных DOT-файлов.</text:p>
          </table:table-cell>
          <table:table-cell table:style-name="Таблица1.C2" office:value-type="string">
            <text:p text:style-name="P22"/>
            <text:p text:style-name="P22">Родэ <text:s/>М <text:s/>К</text:p>
          </table:table-cell>
        </table:table-row>
        <table:table-row table:style-name="Таблица1.1">
          <table:table-cell table:style-name="Таблица1.A2" office:value-type="string">
            <text:p text:style-name="P20">1<text:span text:style-name="T7">2</text:span></text:p>
          </table:table-cell>
          <table:table-cell table:style-name="Таблица1.A2" office:value-type="string">
            <text:p text:style-name="P11">Найти все файлы с расширением «txt» в указанном каталоге, в тексте каждого файла найти вхождения целых десятичных чисел и сформировать в текущем каталоге файл sums.txt, в котором будут перечислены суммы найденных чисел в каждом файле. Каждая строка файла sums.txt должна содержать имя файла и сумму чисел в нём. Имена файлов должны быть отсортированы лексикографически. Работоспособность программы нужно проверить на наборе предварительно созданных текстовых файлов.</text:p>
          </table:table-cell>
          <table:table-cell table:style-name="Таблица1.C2" office:value-type="string">
            <text:p text:style-name="P22">Гуров <text:s/>В <text:s/>А</text:p>
            <text:p text:style-name="P22"/>
          </table:table-cell>
        </table:table-row>
        <table:table-row table:style-name="Таблица1.1">
          <table:table-cell table:style-name="Таблица1.A2" office:value-type="string">
            <text:p text:style-name="P24">13</text:p>
          </table:table-cell>
          <table:table-cell table:style-name="Таблица1.A2" office:value-type="string">
            <text:p text:style-name="P10">Найти все файлы с расширением «html» в указанном каталоге, для каждого файла определить множество гиперссылок и сохранить объединение полученных множеств в файле links.txt в текущем каталоге. Каждая гиперссылка в сформированном файле должна располагаться в отдельной строке. Гиперссылки должны быть отсортированы лексикографически.</text:p>
            <text:p text:style-name="P12"/>
            <text:p text:style-name="P10">Гиперссылка в HTML-файле задаётся тегом «a»:</text:p>
            <text:p text:style-name="P10">&lt;a href=гиперссылка&gt;</text:p>
            <text:p text:style-name="P12"/>
            <text:p text:style-name="P10">Работоспособность программы нужно проверить на наборе HTML-файлов, загруженных из интернета.</text:p>
          </table:table-cell>
          <table:table-cell table:style-name="Таблица1.C2" office:value-type="string">
            <text:p text:style-name="P22">Гринчий <text:s/>Ю <text:s/>С</text:p>
            <text:p text:style-name="P22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4">14</text:p>
          </table:table-cell>
          <table:table-cell table:style-name="Таблица1.A2" office:value-type="string">
            <text:p text:style-name="P11">Найти все файлы с расширением «c» в указанном каталоге, очистить текст каждого файла от комментариев и сохранить в файл с тем же именем в текущем каталоге. Работоспособность программы нужно проверить на наборе предварительно подготовленных файлов с исходниками на языке C (можно использовать, например, часть исходных текстов ядра Linux).</text:p>
          </table:table-cell>
          <table:table-cell table:style-name="Таблица1.C2" office:value-type="string">
            <text:p text:style-name="P22"/>
            <text:p text:style-name="P22">Стрижова <text:s/>В <text:s/>В</text:p>
          </table:table-cell>
        </table:table-row>
        <table:table-row table:style-name="Таблица1.1">
          <table:table-cell table:style-name="Таблица1.A2" office:value-type="string">
            <text:p text:style-name="P24">15</text:p>
          </table:table-cell>
          <table:table-cell table:style-name="Таблица1.A2" office:value-type="string">
            <text:p text:style-name="P11">Найти все файлы с расширением «java» в указанном каталоге, определить для каждого файла номер строки, с которой начинается объявление расположенного в этом файле публичного класса, и сохранить полученную информацию в файле classes.txt в текущем каталоге. Каждая строка файла classes.txt должна содержать имя публичного класса и номер строки. Имена классов должны быть отсортированы лексикографически. Работоспособность программы нужно проверить на наборе предварительно подготовленных файлов с исходниками на языке Java.</text:p>
          </table:table-cell>
          <table:table-cell table:style-name="Таблица1.C2" office:value-type="string">
            <text:p text:style-name="P22">Тараканов <text:s/>В <text:s/>Д</text:p>
          </table:table-cell>
        </table:table-row>
        <table:table-row table:style-name="Таблица1.1">
          <table:table-cell table:style-name="Таблица1.A2" office:value-type="string">
            <text:p text:style-name="P24">16</text:p>
          </table:table-cell>
          <table:table-cell table:style-name="Таблица1.A2" office:value-type="string">
            <text:p text:style-name="P11">В указанном каталоге лежат файлы тестов для сервера тестирования системы T-BMSTU. Каждый тест оформлен в виде двух файлов с именами «N» и «N.a», в которых содержатся входные данные для теста и правильный ответ, соответственно. Здесь N – это целое число, обозначающее номер теста. Требуется сгенерировать по набору файлов тестов таблицу в формате MarkDown.</text:p>
            <text:p text:style-name="P11"/>
            <text:p text:style-name="P11">Таблица должна иметь следующий вид:</text:p>
            <text:p text:style-name="P11"/>
            <text:p text:style-name="P11">+----------------------+------- +</text:p>
            <text:p text:style-name="P11">| Входные данные | Ответ |</text:p>
            <text:p text:style-name="P11">+=============+====+</text:p>
            <text:p text:style-name="P11">| abcd <text:s text:c="22"/>| 1 <text:s text:c="9"/>|</text:p>
            <text:p text:style-name="P11">+--------------+-----+</text:p>
            <text:p text:style-name="P11">| qwerty <text:s text:c="8"/>|2 <text:s text:c="5"/>|</text:p>
            <text:p text:style-name="P11">| abcd <text:s text:c="12"/>| <text:s text:c="7"/>|</text:p>
            <text:p text:style-name="P11">+--------------+-----+</text:p>
            <text:p text:style-name="P11"/>
            <text:p text:style-name="P11">Работоспособность программы нужно проверить на наборе тестовых данных, загруженных из системы T-BMSTU.</text:p>
          </table:table-cell>
          <table:table-cell table:style-name="Таблица1.C2" office:value-type="string">
            <text:p text:style-name="P22">Гаджимиева <text:s/>М <text:s/>Н</text:p>
            <text:p text:style-name="P22"/>
          </table:table-cell>
        </table:table-row>
        <table:table-row table:style-name="Таблица1.1">
          <table:table-cell table:style-name="Таблица1.A2" office:value-type="string">
            <text:p text:style-name="P24">17</text:p>
          </table:table-cell>
          <table:table-cell table:style-name="Таблица1.A2" office:value-type="string">
            <text:p text:style-name="P11">Найти все файлы с расширением «txt» в указанном каталоге, для каждого файла разбить его текст на строчки и записать их в тот же файл в обратном порядке. Работоспособность программы нужно проверить на наборе текстовых файлов, содержащих текст на английском языке.</text:p>
          </table:table-cell>
          <table:table-cell table:style-name="Таблица1.C2" office:value-type="string">
            <text:p text:style-name="P22">Воронов <text:s/>Д <text:s/>А</text:p>
            <text:p text:style-name="P22"/>
            <text:p text:style-name="P22"/>
          </table:table-cell>
        </table:table-row>
        <table:table-row table:style-name="Таблица1.1">
          <table:table-cell table:style-name="Таблица1.A2" office:value-type="string">
            <text:p text:style-name="P24">18</text:p>
          </table:table-cell>
          <table:table-cell table:style-name="Таблица1.A2" office:value-type="string">
            <text:p text:style-name="P11">Найти все файлы с расширением «html» в заданном каталоге, для каждого файла очистить его текст от <text:soft-page-break/>скриптов и сохранить в файл с тем же именем в текущий каталог. Скрипты в HTML-файле записываются внутри тега script. </text:p>
            <text:p text:style-name="P11"/>
            <text:p text:style-name="P11">Например:</text:p>
            <text:p text:style-name="P11">&lt;script&gt;</text:p>
            <text:p text:style-name="P11">document.getElementById("demo").innerHTML = " Hello JavaScript!";</text:p>
            <text:p text:style-name="P11">&lt;/script&gt;</text:p>
            <text:p text:style-name="P11"/>
            <text:p text:style-name="P11">Работоспособность программы нужно проверить на наборе HTML-файлов, загруженных из интернета.</text:p>
          </table:table-cell>
          <table:table-cell table:style-name="Таблица1.C2" office:value-type="string">
            <text:p text:style-name="P22">Веденеев <text:s/>Д <text:s/>Р</text:p>
            <text:p text:style-name="P22"/>
          </table:table-cell>
        </table:table-row>
        <table:table-row table:style-name="Таблица1.1">
          <table:table-cell table:style-name="Таблица1.A2" office:value-type="string">
            <text:p text:style-name="P24">19</text:p>
          </table:table-cell>
          <table:table-cell table:style-name="Таблица1.A2" office:value-type="string">
            <text:p text:style-name="P11">Найти все файлы с расширением «md» в указанном каталоге, для каждого файла определить множество выделенных курсивом фраз и сохранить объединение полученных множеств в файле emph.txt в текущем каталоге. Каждая фраза в сформированном файле должна располагаться в отдельной строке. Фразы должны быть отсортированы лексикографически и не должны повторяться. Выделение фразы курсивом в формате MarkDown осуществляется путём обрамления этой фразы звёздочками. </text:p>
            <text:p text:style-name="P11"/>
            <text:p text:style-name="P11">Например:</text:p>
            <text:p text:style-name="P11">Студентов первого курса называют *первокурами*.</text:p>
            <text:p text:style-name="P11"/>
            <text:p text:style-name="P11">Работоспособность программы нужно проверить на наборе предварительно составленных MD-файлов.</text:p>
          </table:table-cell>
          <table:table-cell table:style-name="Таблица1.C2" office:value-type="string">
            <text:p text:style-name="P22"/>
            <text:p text:style-name="P22">Трофименко <text:s/>Д <text:s/>И</text:p>
          </table:table-cell>
        </table:table-row>
        <table:table-row table:style-name="Таблица1.1">
          <table:table-cell table:style-name="Таблица1.A2" office:value-type="string">
            <text:p text:style-name="P20">2<text:span text:style-name="T7">0</text:span></text:p>
          </table:table-cell>
          <table:table-cell table:style-name="Таблица1.A2" office:value-type="string">
            <text:p text:style-name="P11">Найти все файлы с расширением «html» в указанном каталоге, для каждого файла построить три множества заголовков типа h1, h2 и h3 и сохранить объединённые множества заголовков разного типа из всех файлов в файлах h1.txt, h2.txt и h3.txt в текущем каталоге. Каждый заголовок в сформированном файле должен располагаться в отдельной строке, для чего может потребоваться удаление из заголовка символов перевода строки. Кроме того, заголовки должны быть отсортированы лексикографически. Заголовки в HTML-файле задаются тегами «h1», «h2» и «h3». </text:p>
            <text:p text:style-name="P11">Например:</text:p>
            <text:p text:style-name="P11"/>
            <text:p text:style-name="P11">&lt;h1&gt;Введение&lt;/h1&gt;</text:p>
            <text:p text:style-name="P11"/>
            <text:p text:style-name="P11">Работоспособность программы нужно проверить на наборе HTML-файлов, загруженных из интернета.</text:p>
          </table:table-cell>
          <table:table-cell table:style-name="Таблица1.C2" office:value-type="string">
            <text:p text:style-name="P22"/>
            <text:p text:style-name="P22">Федуков <text:s/>А <text:s/>А</text:p>
          </table:table-cell>
        </table:table-row>
        <table:table-row table:style-name="Таблица1.1">
          <table:table-cell table:style-name="Таблица1.A2" office:value-type="string">
            <text:p text:style-name="P20">2<text:span text:style-name="T7">1</text:span></text:p>
          </table:table-cell>
          <table:table-cell table:style-name="Таблица1.A2" office:value-type="string">
            <text:p text:style-name="P11">Найти все файлы с расширением «md» в указанном каталоге, для каждого файла определить множество гиперссылок и сохранить объединение полученных множеств в файле links.txt в текущем каталоге. Каждая гиперссылка в сформированном файле должна располагаться в отдельной строке. Гиперссылки должны <text:soft-page-break/>быть отсортированы лексикографически. Гиперссылка в формате MarkDown записывается в виде:</text:p>
            <text:p text:style-name="P11"/>
            <text:p text:style-name="P11">[текст, поясняющий гиперссылку](гиперссылка)</text:p>
            <text:p text:style-name="P11"/>
            <text:p text:style-name="P11">Работоспособность программы нужно проверить на наборе предварительно составленных MD-файлов.</text:p>
          </table:table-cell>
          <table:table-cell table:style-name="Таблица1.C2" office:value-type="string">
            <text:p text:style-name="P22"/>
            <text:p text:style-name="P22">Хаустова <text:s/>М <text:s/>М</text:p>
          </table:table-cell>
        </table:table-row>
        <table:table-row table:style-name="Таблица1.1">
          <table:table-cell table:style-name="Таблица1.A2" office:value-type="string">
            <text:p text:style-name="P20">2<text:span text:style-name="T7">2</text:span></text:p>
          </table:table-cell>
          <table:table-cell table:style-name="Таблица1.A2" office:value-type="string">
            <text:p text:style-name="P11">Найти все файлы с расширением «txt» в указанном каталоге, разбить текст каждого файла на абзацы, перевести в формат HTML и сохранить в текущем каталоге в файле с тем же именем, но с расширением «html». Считать, что абзацы отделяются друг от друга пустыми строками. Для формирования HTML-файла можно использовать следующий шаблон:</text:p>
            <text:p text:style-name="P11"/>
            <text:p text:style-name="P11">&lt;!DOCTYPE html&gt;</text:p>
            <text:p text:style-name="P11">&lt;html&gt;</text:p>
            <text:p text:style-name="P11">&lt;head&gt;</text:p>
            <text:p text:style-name="P11">&lt;meta charset="UTF-8"&gt;</text:p>
            <text:p text:style-name="P11">&lt;/head&gt;</text:p>
            <text:p text:style-name="P11">&lt;body&gt;</text:p>
            <text:p text:style-name="P11">&lt;p&gt;Абзац 1&lt;/p&gt;</text:p>
            <text:p text:style-name="P11">&lt;p&gt;Абзац 2&lt;/p&gt;</text:p>
            <text:p text:style-name="P11">...</text:p>
            <text:p text:style-name="P11">&lt;/body&gt;</text:p>
            <text:p text:style-name="P11">&lt;/html&gt;</text:p>
            <text:p text:style-name="P11"/>
            <text:p text:style-name="P11">Работоспособность программы нужно проверить на наборе текстовых файлов, содержащих текст на английском языке.</text:p>
          </table:table-cell>
          <table:table-cell table:style-name="Таблица1.C2" office:value-type="string">
            <text:p text:style-name="P22">Чистяков <text:s/>И <text:s/>Д</text:p>
          </table:table-cell>
        </table:table-row>
        <table:table-row table:style-name="Таблица1.1">
          <table:table-cell table:style-name="Таблица1.A2" office:value-type="string">
            <text:p text:style-name="P24">23</text:p>
          </table:table-cell>
          <table:table-cell table:style-name="Таблица1.A2" office:value-type="string">
            <text:p text:style-name="P11">Найти все файлы с расширением «html» в указанном каталоге, очистить текст каждого файла от комментариев и сохранить в файл с тем же именем в текущем каталоге. Комментарии в HTML-файлах задаются следующим образом:</text:p>
            <text:p text:style-name="P11"/>
            <text:p text:style-name="P11">&lt;!-- Текст комментария --&gt;</text:p>
            <text:p text:style-name="P11"/>
            <text:p text:style-name="P11">Работоспособность программы нужно проверить на наборе HTML-файлов, загруженных из интернета.</text:p>
          </table:table-cell>
          <table:table-cell table:style-name="Таблица1.C2" office:value-type="string">
            <text:p text:style-name="P22">Быков <text:s/>Д <text:s/>Ю</text:p>
            <text:p text:style-name="P22"/>
          </table:table-cell>
        </table:table-row>
        <table:table-row table:style-name="Таблица1.1">
          <table:table-cell table:style-name="Таблица1.A2" office:value-type="string">
            <text:p text:style-name="P24">24</text:p>
          </table:table-cell>
          <table:table-cell table:style-name="Таблица1.A2" office:value-type="string">
            <text:p text:style-name="P11">Найти все файлы с расширением «c» в указанном каталоге, обнаружить в каждом файле все директивы #define и сформировать в текущем каталоге два файла «constants.txt» и «macros.txt», содержащий имена макроопределений без параметров и имена макроопределений с параметрами, соответственно.</text:p>
            <text:p text:style-name="P11">Работоспособность программы нужно проверить на наборе предварительно подготовленных файлов с исходниками на языке C (можно использовать, например, часть исходных текстов ядра Linux).</text:p>
          </table:table-cell>
          <table:table-cell table:style-name="Таблица1.C2" office:value-type="string">
            <text:p text:style-name="P22">Брыш <text:s/>А <text:s/>О</text:p>
            <text:p text:style-name="P22"/>
            <text:p text:style-name="P22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4">25</text:p>
          </table:table-cell>
          <table:table-cell table:style-name="Таблица1.A2" office:value-type="string">
            <text:p text:style-name="P11">Найти все файлы с расширением «dot» в указанном каталоге, для каждого файла определить количество элементов (вершин и дуг графа), имеющих красный цвет контура, и сформировать в текущем каталоге файл red.txt, в котором будут перечислены количества красных элементов в файлах. Каждая строка файла sums.txt должна содержать имя DOT-файла и количество элементов в нём. Имена файлов должны быть отсортированы лексикографически. Работоспособность программы нужно проверить на наборе предварительно созданных DOT-файлов.</text:p>
          </table:table-cell>
          <table:table-cell table:style-name="Таблица1.C2" office:value-type="string">
            <text:p text:style-name="P22">Бойко <text:s/>Р <text:s/>А</text:p>
            <text:p text:style-name="P22"/>
          </table:table-cell>
        </table:table-row>
        <table:table-row table:style-name="Таблица1.1">
          <table:table-cell table:style-name="Таблица1.A2" office:value-type="string">
            <text:p text:style-name="P24">26</text:p>
          </table:table-cell>
          <table:table-cell table:style-name="Таблица1.A2" office:value-type="string">
            <text:p text:style-name="P11">Найти все файлы с расширением «java» в указанном каталоге, найти в каждом файле директивы импорта и сохранить полученную информацию в файле imports.txt в текущем каталоге. Каждая строка файла imports.txt должна содержать квалифицированное имя импортируемого класса и количество файлов, в которых он импортируется. Имена классов должны быть отсортированы лексикографически.</text:p>
            <text:p text:style-name="P11">Работоспособность программы нужно проверить на наборе предварительно подготовленных файлов с исходниками на языке Java.</text:p>
          </table:table-cell>
          <table:table-cell table:style-name="Таблица1.C2" office:value-type="string">
            <text:p text:style-name="P22"/>
            <text:p text:style-name="P22">Щербинина <text:s/>Е <text:s/>М</text:p>
          </table:table-cell>
        </table:table-row>
        <table:table-row table:style-name="Таблица1.1">
          <table:table-cell table:style-name="Таблица1.A2" office:value-type="string">
            <text:p text:style-name="P24">27</text:p>
          </table:table-cell>
          <table:table-cell table:style-name="Таблица1.A2" office:value-type="string">
            <text:p text:style-name="P11">Найти все файлы с расширением «dot» в указанном каталоге, и убрать в каждом файле раскраску вершин и дуг графа, задаваемую атрибутами «color». Изменённые файлы необходимо сохранить в текущем каталоге. Работоспособность программы нужно проверить на наборе предварительно созданных DOT-файлов.</text:p>
          </table:table-cell>
          <table:table-cell table:style-name="Таблица1.C2" office:value-type="string">
            <text:p text:style-name="P22"/>
            <text:p text:style-name="P22">Юдина <text:s/>Е <text:s/>С</text:p>
          </table:table-cell>
        </table:table-row>
        <table:table-row table:style-name="Таблица1.1">
          <table:table-cell table:style-name="Таблица1.A2" office:value-type="string">
            <text:p text:style-name="P24">28</text:p>
          </table:table-cell>
          <table:table-cell table:style-name="Таблица1.A2" office:value-type="string">
            <text:p text:style-name="P11">Найти все файлы с расширением «txt» в указанном каталоге и перевести их в формат HTML, превратив содержащиеся в файлах адреса web-страниц в гиперссылки. Порождённые HTML-файлы следует сохранить в текущем каталоге в файле с тем же именем, но с расширением «html». Считать, что адреса web-страниц начинаются с «http://». Для формирования HTML-файла можно использовать следующий шаблон:</text:p>
            <text:p text:style-name="P11"/>
            <text:p text:style-name="P11">&lt;!DOCTYPE html&gt;</text:p>
            <text:p text:style-name="P11">&lt;html&gt;</text:p>
            <text:p text:style-name="P11">&lt;head&gt;</text:p>
            <text:p text:style-name="P11">&lt;meta charset="UTF-8"&gt;</text:p>
            <text:p text:style-name="P11">&lt;/head&gt;</text:p>
            <text:p text:style-name="P11">&lt;body&gt;</text:p>
            <text:p text:style-name="P11">...здесь размещается текст...</text:p>
            <text:p text:style-name="P11">&lt;/body&gt;</text:p>
            <text:p text:style-name="P11">&lt;/html&gt;</text:p>
            <text:p text:style-name="P11"/>
            <text:p text:style-name="P11">Гиперссылка в HTML-файле задаётся тегом «a»:</text:p>
            <text:p text:style-name="P11">&lt;a href=гиперссылка&gt;поясняющий текст&lt;/a&gt;</text:p>
            <text:p text:style-name="P11"/>
            <text:p text:style-name="P11">Работоспособность программы нужно проверить на <text:soft-page-break/>наборе текстовых файлов, содержащих текст на английском языке.</text:p>
          </table:table-cell>
          <table:table-cell table:style-name="Таблица1.C2" office:value-type="string">
            <text:p text:style-name="P21">Арбузов <text:s/>Т <text:s/>Ю</text:p>
            <text:p text:style-name="P2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Liberation Mono" svg:font-family="'Liberation Mono', 'Courier New'" style:font-family-generic="modern"/>
    <style:font-face style:name="NSimSun2" svg:font-family="NSimSun" style:font-family-generic="modern"/>
    <style:font-face style:name="Lucida Sans1" svg:font-family="'Lucida Sans'" style:font-family-generic="swiss"/>
    <style:font-face style:name="Microsoft YaHei" svg:font-family="'Microsoft YaHei'" style:font-pitch="variable"/>
    <style:font-face style:name="NSimSun1" svg:font-family="N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font-name-asian="NSimSun1" style:font-family-asian="NSimSun" style:font-pitch-asian="variable" style:font-size-asian="12pt" style:language-asian="zh" style:country-asian="CN" style:font-name-complex="Lucida Sans2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2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SimSun2" style:font-family-asian="NSimSun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variant="normal" fo:text-transform="none" fo:color="#000000" style:font-name="Symbol" fo:font-family="Symbol" fo:font-size="12pt" fo:letter-spacing="normal" style:font-name-asian="Times New Roman" style:font-family-asian="'Times New Roman'" style:font-family-generic-asian="roman" style:font-pitch-asian="variable" style:font-size-asian="12pt" style:font-name-complex="OpenSymbol1" style:font-family-complex="OpenSymbol, 'Arial Unicode MS'" style:font-charset-complex="x-symbol" style:font-size-complex="12pt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language="en" fo:country="US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/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/>
    <style:style style:name="WW8Num47z1" style:family="text"/>
    <style:style style:name="WW8Num47z2" style:family="text"/>
    <style:style style:name="WW8Num47z3" style:family="text"/>
    <style:style style:name="WW8Num47z4" style:family="text"/>
    <style:style style:name="WW8Num47z5" style:family="text"/>
    <style:style style:name="WW8Num47z6" style:family="text"/>
    <style:style style:name="WW8Num47z7" style:family="text"/>
    <style:style style:name="WW8Num47z8" style:family="text"/>
    <style:style style:name="WW8Num48z0" style:family="text"/>
    <style:style style:name="WW8Num48z1" style:family="text"/>
    <style:style style:name="WW8Num48z2" style:family="text"/>
    <style:style style:name="WW8Num48z3" style:family="text"/>
    <style:style style:name="WW8Num48z4" style:family="text"/>
    <style:style style:name="WW8Num48z5" style:family="text"/>
    <style:style style:name="WW8Num48z6" style:family="text"/>
    <style:style style:name="WW8Num48z7" style:family="text"/>
    <style:style style:name="WW8Num48z8" style:family="text"/>
    <style:style style:name="WW8Num49z0" style:family="text"/>
    <style:style style:name="WW8Num49z1" style:family="text"/>
    <style:style style:name="WW8Num49z2" style:family="text"/>
    <style:style style:name="WW8Num49z3" style:family="text"/>
    <style:style style:name="WW8Num49z4" style:family="text"/>
    <style:style style:name="WW8Num49z5" style:family="text"/>
    <style:style style:name="WW8Num49z6" style:family="text"/>
    <style:style style:name="WW8Num49z7" style:family="text"/>
    <style:style style:name="WW8Num49z8" style:family="text"/>
    <style:style style:name="WW8Num50z0" style:family="text"/>
    <style:style style:name="WW8Num50z1" style:family="text"/>
    <style:style style:name="WW8Num50z2" style:family="text"/>
    <style:style style:name="WW8Num50z3" style:family="text"/>
    <style:style style:name="WW8Num50z4" style:family="text"/>
    <style:style style:name="WW8Num50z5" style:family="text"/>
    <style:style style:name="WW8Num50z6" style:family="text"/>
    <style:style style:name="WW8Num50z7" style:family="text"/>
    <style:style style:name="WW8Num50z8" style:family="text"/>
    <style:style style:name="WW8Num51z0" style:family="text"/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52z0" style:family="text"/>
    <style:style style:name="WW8Num52z1" style:family="text"/>
    <style:style style:name="WW8Num52z2" style:family="text"/>
    <style:style style:name="WW8Num52z3" style:family="text"/>
    <style:style style:name="WW8Num52z4" style:family="text"/>
    <style:style style:name="WW8Num52z5" style:family="text"/>
    <style:style style:name="WW8Num52z6" style:family="text"/>
    <style:style style:name="WW8Num52z7" style:family="text"/>
    <style:style style:name="WW8Num52z8" style:family="text"/>
    <style:style style:name="WW8Num53z0" style:family="text"/>
    <style:style style:name="WW8Num53z1" style:family="text"/>
    <style:style style:name="WW8Num53z2" style:family="text"/>
    <style:style style:name="WW8Num53z3" style:family="text"/>
    <style:style style:name="WW8Num53z4" style:family="text"/>
    <style:style style:name="WW8Num53z5" style:family="text"/>
    <style:style style:name="WW8Num53z6" style:family="text"/>
    <style:style style:name="WW8Num53z7" style:family="text"/>
    <style:style style:name="WW8Num53z8" style:family="text"/>
    <style:style style:name="WW8Num54z0" style:family="text"/>
    <style:style style:name="WW8Num54z1" style:family="text"/>
    <style:style style:name="WW8Num54z2" style:family="text"/>
    <style:style style:name="WW8Num54z3" style:family="text"/>
    <style:style style:name="WW8Num54z4" style:family="text"/>
    <style:style style:name="WW8Num54z5" style:family="text"/>
    <style:style style:name="WW8Num54z6" style:family="text"/>
    <style:style style:name="WW8Num54z7" style:family="text"/>
    <style:style style:name="WW8Num54z8" style:family="text"/>
    <style:style style:name="WW8Num55z0" style:family="text"/>
    <style:style style:name="WW8Num55z1" style:family="text"/>
    <style:style style:name="WW8Num55z2" style:family="text"/>
    <style:style style:name="WW8Num55z3" style:family="text"/>
    <style:style style:name="WW8Num55z4" style:family="text"/>
    <style:style style:name="WW8Num55z5" style:family="text"/>
    <style:style style:name="WW8Num55z6" style:family="text"/>
    <style:style style:name="WW8Num55z7" style:family="text"/>
    <style:style style:name="WW8Num55z8" style:family="text"/>
    <style:style style:name="WW8Num56z0" style:family="text"/>
    <style:style style:name="WW8Num56z1" style:family="text"/>
    <style:style style:name="WW8Num56z2" style:family="text"/>
    <style:style style:name="WW8Num56z3" style:family="text"/>
    <style:style style:name="WW8Num56z4" style:family="text"/>
    <style:style style:name="WW8Num56z5" style:family="text"/>
    <style:style style:name="WW8Num56z6" style:family="text"/>
    <style:style style:name="WW8Num56z7" style:family="text"/>
    <style:style style:name="WW8Num56z8" style:family="text"/>
    <style:style style:name="WW8Num57z0" style:family="text"/>
    <style:style style:name="WW8Num57z1" style:family="text"/>
    <style:style style:name="WW8Num57z2" style:family="text"/>
    <style:style style:name="WW8Num57z3" style:family="text"/>
    <style:style style:name="WW8Num57z4" style:family="text"/>
    <style:style style:name="WW8Num57z5" style:family="text"/>
    <style:style style:name="WW8Num57z6" style:family="text"/>
    <style:style style:name="WW8Num57z7" style:family="text"/>
    <style:style style:name="WW8Num57z8" style:family="text"/>
    <style:style style:name="WW8Num58z0" style:family="text"/>
    <style:style style:name="WW8Num58z1" style:family="text"/>
    <style:style style:name="WW8Num58z2" style:family="text"/>
    <style:style style:name="WW8Num58z3" style:family="text"/>
    <style:style style:name="WW8Num58z4" style:family="text"/>
    <style:style style:name="WW8Num58z5" style:family="text"/>
    <style:style style:name="WW8Num58z6" style:family="text"/>
    <style:style style:name="WW8Num58z7" style:family="text"/>
    <style:style style:name="WW8Num58z8" style:family="text"/>
    <style:style style:name="WW8Num59z0" style:family="text"/>
    <style:style style:name="WW8Num59z1" style:family="text"/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60z0" style:family="text"/>
    <style:style style:name="WW8Num60z1" style:family="text"/>
    <style:style style:name="WW8Num60z2" style:family="text"/>
    <style:style style:name="WW8Num60z3" style:family="text"/>
    <style:style style:name="WW8Num60z4" style:family="text"/>
    <style:style style:name="WW8Num60z5" style:family="text"/>
    <style:style style:name="WW8Num60z6" style:family="text"/>
    <style:style style:name="WW8Num60z7" style:family="text"/>
    <style:style style:name="WW8Num60z8" style:family="text"/>
    <style:style style:name="WW8Num61z0" style:family="text"/>
    <style:style style:name="WW8Num61z1" style:family="text"/>
    <style:style style:name="WW8Num61z2" style:family="text"/>
    <style:style style:name="WW8Num61z3" style:family="text"/>
    <style:style style:name="WW8Num61z4" style:family="text"/>
    <style:style style:name="WW8Num61z5" style:family="text"/>
    <style:style style:name="WW8Num61z6" style:family="text"/>
    <style:style style:name="WW8Num61z7" style:family="text"/>
    <style:style style:name="WW8Num61z8" style:family="text"/>
    <style:style style:name="WW8Num62z0" style:family="text"/>
    <style:style style:name="WW8Num62z1" style:family="text"/>
    <style:style style:name="WW8Num62z2" style:family="text"/>
    <style:style style:name="WW8Num62z3" style:family="text"/>
    <style:style style:name="WW8Num62z4" style:family="text"/>
    <style:style style:name="WW8Num62z5" style:family="text"/>
    <style:style style:name="WW8Num62z6" style:family="text"/>
    <style:style style:name="WW8Num62z7" style:family="text"/>
    <style:style style:name="WW8Num62z8" style:family="text"/>
    <style:style style:name="WW8Num63z0" style:family="text"/>
    <style:style style:name="WW8Num63z1" style:family="text"/>
    <style:style style:name="WW8Num63z2" style:family="text"/>
    <style:style style:name="WW8Num63z3" style:family="text"/>
    <style:style style:name="WW8Num63z4" style:family="text"/>
    <style:style style:name="WW8Num63z5" style:family="text"/>
    <style:style style:name="WW8Num63z6" style:family="text"/>
    <style:style style:name="WW8Num63z7" style:family="text"/>
    <style:style style:name="WW8Num63z8" style:family="text"/>
    <style:style style:name="WW8Num64z0" style:family="text"/>
    <style:style style:name="WW8Num64z1" style:family="text"/>
    <style:style style:name="WW8Num64z2" style:family="text"/>
    <style:style style:name="WW8Num64z3" style:family="text"/>
    <style:style style:name="WW8Num64z4" style:family="text"/>
    <style:style style:name="WW8Num64z5" style:family="text"/>
    <style:style style:name="WW8Num64z6" style:family="text"/>
    <style:style style:name="WW8Num64z7" style:family="text"/>
    <style:style style:name="WW8Num64z8" style:family="text"/>
    <style:style style:name="WW8Num65z0" style:family="text"/>
    <style:style style:name="WW8Num65z1" style:family="text"/>
    <style:style style:name="WW8Num65z2" style:family="text"/>
    <style:style style:name="WW8Num65z3" style:family="text"/>
    <style:style style:name="WW8Num65z4" style:family="text"/>
    <style:style style:name="WW8Num65z5" style:family="text"/>
    <style:style style:name="WW8Num65z6" style:family="text"/>
    <style:style style:name="WW8Num65z7" style:family="text"/>
    <style:style style:name="WW8Num65z8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05-22T12:16:01.420000000</dc:date>
    <meta:print-date>1995-11-21T17:41:00</meta:print-date>
    <meta:editing-cycles>234</meta:editing-cycles>
    <meta:editing-duration>PT7H44M6S</meta:editing-duration>
    <meta:document-statistic meta:table-count="1" meta:image-count="0" meta:object-count="0" meta:page-count="12" meta:paragraph-count="239" meta:word-count="2733" meta:character-count="19799" meta:non-whitespace-character-count="17096"/>
    <meta:generator>LibreOffice/6.4.0.3$Windows_x86 LibreOffice_project/b0a288ab3d2d4774cb44b62f04d5d28733ac6df8</meta:generator>
  </office:meta>
</office:document-meta>
</file>